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9ff" officeooo:paragraph-rsid="001149ff"/>
    </style:style>
    <style:style style:name="P2" style:family="paragraph" style:parent-style-name="Standard">
      <style:text-properties officeooo:rsid="001252f7" officeooo:paragraph-rsid="001252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Упражение 13</text:p>
      <text:p text:style-name="P1">1. Полет из Лос-Анджелеса в Токио на борту нового сверхзвукового корабля займет два часа. 2. При осмотре автомобиля перед началом долгого путешествия водитель может быть уверен, что доберется до места назначения без аварий. 3. Суммируя информацию о скорости и расстоянии различных объектов на дороге, компьютер обнаруживает все возможные опасности. 4. Суперлайнер нового типа будет способен летать в пять раз выше скорости звука. 5. Единственный способ преодолеть большое сопротивление воздуха на высоких скоростях летит выше. 6. На низких скоростях двигатель может использовать турбины для сжатия воздуха перед смешиванием его с топливом в камере сгорания. 7. В будущем, переключаясь на новый спутник Земли, водитель может быть уверен, что благополучно доберется до места назначения. 8. Топлива стуогеник испарят перед быть впрыснутым в камеру сгорания. 9. При прохождении над поверхностью самолета топливо охлаждает его обшивку. 10. По достижении крейсерской скорости пролетит сверхзвуковой лайнер </text:p>
      <text:p text:style-name="P1">на высоте 100 000 футов над землей. 11. Путем использование суперкомпьютеров оно</text:p>
      <text:p text:style-name="P1">возможно, чтобы избежать ошибок в крайне сложная-</text:p>
      <text:p text:style-name="P1">mo динамические вычисления. 12. Новый карбюратор облегчает запуск-</text:p>
      <text:p text:style-name="P1">ING в холодную погоду. 13. С помощью автоматической системы наведения на</text:p>
      <text:p text:style-name="P1">водитель сможет совершать длительные поездки, не концентрируясь на</text:p>
      <text:p text:style-name="P1">дорожные условия. 14. Невозможно решить экономические проблемы без использования достижений научно-технического прогресса.</text:p>
      <text:p text:style-name="P1"/>
      <text:p text:style-name="P2">Упражнение 14</text:p>
      <text:p text:style-name="P2">1. Преодолеть эти трудности не так просто, как может показаться. Преодолев эти трудности конструкторы могут повысить топливную экономичность. 2. Ставя задачу, ученый делает первый шаг к ее решению. Постановка задачи-первый шаг к ее решению. 3. Покрыв расстояние между Токио и Москвой меньше, чем за два часа этот суперлайнер развивает скорость в пять раз выше скорости звука. Преодоление расстояния между Токио и Москвой на борту суперлайнера занимает около двух часов. 4. Воплотив открытие в жизнь, инженеры решат сложную технологическую задачу. Осуществление открытия на практике иногда требует больше усилий, чем его осуществление.</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23:41:04.197173155</meta:creation-date>
    <dc:date>2018-11-01T23:43:59.873605859</dc:date>
    <meta:editing-duration>PT2M55S</meta:editing-duration>
    <meta:editing-cycles>2</meta:editing-cycles>
    <meta:generator>LibreOffice/5.1.6.2$Linux_X86_64 LibreOffice_project/10m0$Build-2</meta:generator>
    <meta:document-statistic meta:table-count="0" meta:image-count="0" meta:object-count="0" meta:page-count="1" meta:paragraph-count="10" meta:word-count="291" meta:character-count="2114" meta:non-whitespace-character-count="1832"/>
  </office:meta>
</office:document-meta>
</file>